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d794d" officeooo:paragraph-rsid="000d794d"/>
    </style:style>
    <style:style style:name="P2" style:family="paragraph" style:parent-style-name="Standard">
      <style:paragraph-properties fo:text-align="center" style:justify-single-word="false"/>
      <style:text-properties fo:font-size="18pt" officeooo:rsid="000d794d" officeooo:paragraph-rsid="000d794d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officeooo:rsid="000f9100" officeooo:paragraph-rsid="000f9100"/>
    </style:style>
    <style:style style:name="P4" style:family="paragraph" style:parent-style-name="Standard">
      <style:paragraph-properties fo:margin-left="0in" fo:margin-right="0in" fo:margin-top="0in" fo:margin-bottom="0.0402in" style:contextual-spacing="false" fo:text-align="start" style:justify-single-word="false" fo:text-indent="0in" style:auto-text-indent="false"/>
      <style:text-properties officeooo:paragraph-rsid="000d794d"/>
    </style:style>
    <style:style style:name="P5" style:family="paragraph" style:parent-style-name="Standard" style:list-style-name="L3">
      <style:paragraph-properties fo:margin-left="0in" fo:margin-right="0in" fo:margin-top="0in" fo:margin-bottom="0.0402in" style:contextual-spacing="false" fo:text-align="start" style:justify-single-word="false" fo:text-indent="0in" style:auto-text-indent="false"/>
      <style:text-properties officeooo:paragraph-rsid="000d794d"/>
    </style:style>
    <style:style style:name="P6" style:family="paragraph" style:parent-style-name="Standard">
      <style:paragraph-properties fo:margin-left="0in" fo:margin-right="0in" fo:margin-top="0in" fo:margin-bottom="0.0402in" style:contextual-spacing="false" fo:text-align="start" style:justify-single-word="false" fo:text-indent="0in" style:auto-text-indent="false"/>
      <style:text-properties officeooo:rsid="000dc261" officeooo:paragraph-rsid="000dc261"/>
    </style:style>
    <style:style style:name="P7" style:family="paragraph" style:parent-style-name="Standard" style:list-style-name="L4">
      <style:paragraph-properties fo:margin-left="0in" fo:margin-right="0in" fo:margin-top="0in" fo:margin-bottom="0.0402in" style:contextual-spacing="false" fo:text-align="start" style:justify-single-word="false" fo:text-indent="0in" style:auto-text-indent="false"/>
      <style:text-properties officeooo:rsid="000dc261" officeooo:paragraph-rsid="000dc261"/>
    </style:style>
    <style:style style:name="P8" style:family="paragraph" style:parent-style-name="Standard" style:list-style-name="L3">
      <style:paragraph-properties fo:margin-left="0in" fo:margin-right="0in" fo:margin-top="0in" fo:margin-bottom="0.0402in" style:contextual-spacing="false" fo:text-align="start" style:justify-single-word="false" fo:text-indent="0in" style:auto-text-indent="false"/>
      <style:text-properties officeooo:rsid="00115b0d" officeooo:paragraph-rsid="00115b0d"/>
    </style:style>
    <style:style style:name="P9" style:family="paragraph" style:parent-style-name="Standard">
      <style:paragraph-properties fo:margin-left="0in" fo:margin-right="0in" fo:margin-top="0in" fo:margin-bottom="0.0402in" style:contextual-spacing="false" fo:text-align="start" style:justify-single-word="false" fo:text-indent="0in" style:auto-text-indent="false"/>
      <style:text-properties officeooo:rsid="0011d191" officeooo:paragraph-rsid="0011d191"/>
    </style:style>
    <style:style style:name="P10" style:family="paragraph" style:parent-style-name="Standard">
      <style:paragraph-properties fo:margin-left="0in" fo:margin-right="0in" fo:margin-top="0in" fo:margin-bottom="0.0402in" style:contextual-spacing="false" fo:text-align="start" style:justify-single-word="false" fo:text-indent="0in" style:auto-text-indent="false"/>
      <style:text-properties officeooo:rsid="00139a78" officeooo:paragraph-rsid="00139a78"/>
    </style:style>
    <style:style style:name="T1" style:family="text">
      <style:text-properties officeooo:rsid="000d794d"/>
    </style:style>
    <style:style style:name="T2" style:family="text">
      <style:text-properties officeooo:rsid="0011d191"/>
    </style:style>
    <style:style style:name="T3" style:family="text">
      <style:text-properties officeooo:rsid="0014e79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rk's modules</text:p>
      <text:p text:style-name="P1"/>
      <text:p text:style-name="P3">Note: all of my modules use Numpy, Scipy, Python NetCDF4, and Matplotlib modules.</text:p>
      <text:p text:style-name="P1"/>
      <text:p text:style-name="P1">ferr.py: <text:s/>gives a simple way to open and access data in NetCDF files formatted using CF conventions. <text:s/>It has some issues still with curvilinear coordinates and time axes for climatologies, but is under revision. <text:s/>Also has a function for saving simple NetCDF files.</text:p>
      <text:p text:style-name="P1"/>
      <text:p text:style-name="P4"><text:span text:style-name="T1">mcmath.py: Math functions of various levels of usefulness. <text:s/>My most used functions within it include:</text:span></text:p>
      <text:list xml:id="list2695184566635303689" text:style-name="L3">
        <text:list-item>
          <text:p text:style-name="P5"><text:span text:style-name="T1">trnd_map_calc (for calculating the trends of time series over an entire map of time series; i.e., t,y,x data), </text:span></text:p>
        </text:list-item>
        <text:list-item>
          <text:p text:style-name="P5"><text:span text:style-name="T1">area_cswt_mean (for calculating the planview area of a dataset; allows for global spatial means to be calculated leaving other dimensions intact, like Ferret can), </text:span></text:p>
        </text:list-item>
        <text:list-item>
          <text:p text:style-name="P5"><text:span text:style-name="T1">my_dtrnd (can detrend time series with masked values in it), </text:span></text:p>
        </text:list-item>
        <text:list-item>
          <text:p text:style-name="P5"><text:span text:style-name="T1">mth_ann_mean [can calculate the annual mean from monthly data with (mostly) correct weighting],</text:span></text:p>
        </text:list-item>
        <text:list-item>
          <text:p text:style-name="P8">num2date (n2d), date2num (d2n): the ones from Python NetCDF4 module are MUCH better than the ones from matplotlib, <text:span text:style-name="T2">especially if interacting with files back and forth between matplotlib and Ferret.</text:span></text:p>
        </text:list-item>
      </text:list>
      <text:p text:style-name="P4"/>
      <text:p text:style-name="P6">mcp.py: simplifies some of the most-common everyday plots</text:p>
      <text:list xml:id="list2241606957058815991" text:style-name="L4">
        <text:list-item>
          <text:p text:style-name="P7">dateplt1, dateplt_m, dateplt_m2 – allows well-formatted plots with year dates along the bottom (I'm a long-time-scale kinda scientist), the _m / _m2 variants allow for adding time series to the same plot, with the plot scale expanding to cover any range outside the old plot range</text:p>
        </text:list-item>
        <text:list-item>
          <text:p text:style-name="P7">shade – an attempt to replace Ferret's 'shade' function, so that making planview maps are easy. Works pretty well, but not on curvilinear data</text:p>
        </text:list-item>
        <text:list-item>
          <text:p text:style-name="P7">cvshade – works on curvilinear data, but only if the grid is well defined in the NetCDF files, and you have to pass this function the corners of the grid cells</text:p>
        </text:list-item>
      </text:list>
      <text:p text:style-name="P6"/>
      <text:p text:style-name="P9">BUILD YOUR OWN MODULES!! <text:s/>“<text:span text:style-name="T3">STEAL” from others!!</text:span></text:p>
      <text:p text:style-name="P10">Then you can import them into IPython by default (in your init file), and all your commonly used functions are there.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 PL UMing H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 PL UMing H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Carson</meta:initial-creator>
    <meta:creation-date>2014-03-27T10:32:36.376125007</meta:creation-date>
    <dc:date>2014-03-27T12:18:56.152318132</dc:date>
    <dc:creator>Mark Carson</dc:creator>
    <meta:editing-duration>PT1H38M29S</meta:editing-duration>
    <meta:editing-cycles>8</meta:editing-cycles>
    <meta:generator>LibreOffice/4.1.4.2$Linux_X86_64 LibreOffice_project/0a0440ccc0227ad9829de5f46be37cfb6edcf72</meta:generator>
    <meta:document-statistic meta:table-count="0" meta:image-count="0" meta:object-count="0" meta:page-count="1" meta:paragraph-count="15" meta:word-count="310" meta:character-count="1898" meta:non-whitespace-character-count="1600"/>
  </office:meta>
</office:document-meta>
</file>